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8000" draw:marker-start="Arrow" draw:marker-start-width="0.305cm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" draw:marker-start-width="0.3cm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7" style:family="graphic" style:parent-style-name="standard">
      <style:graphic-properties svg:stroke-color="#ff0000" draw:textarea-horizontal-align="justify" draw:textarea-vertical-align="top" draw:auto-grow-height="false" fo:min-height="3.78cm" fo:min-width="5.08cm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0.178cm" fo:min-width="0cm"/>
    </style:style>
    <style:style style:name="gr19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width="true" fo:min-height="0.442cm" fo:min-width="0.518cm"/>
    </style:style>
    <style:style style:name="gr21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3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51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f7623"/>
      <style:paragraph-properties fo:text-align="center"/>
      <style:text-properties fo:font-size="18pt"/>
    </style:style>
    <style:style style:name="P3" style:family="paragraph">
      <loext:graphic-properties draw:fill="solid" draw:fill-color="#808080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c0c0c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83ca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color="#6b4794" fo:font-size="11pt" style:font-size-asian="11pt" style:font-size-complex="11pt"/>
    </style:style>
    <style:style style:name="P10" style:family="paragraph">
      <loext:graphic-properties draw:fill="none" draw:fill-color="#ffffff"/>
      <style:text-properties fo:color="#800000"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6b4794"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800000" fo:font-size="14pt" style:font-size-asian="16pt" style:font-size-complex="16pt"/>
    </style:style>
    <style:style style:name="T10" style:family="text">
      <style:text-properties fo:color="#6b4794" fo:font-size="11pt" style:font-size-asian="11pt" style:font-size-complex="11pt"/>
    </style:style>
    <style:style style:name="T11" style:family="text">
      <style:text-properties fo:color="#8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8" draw:id="id8" draw:layer="layout" svg:width="4.572cm" svg:height="1.27cm" svg:x="23.599cm" svg:y="8.8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799cm" svg:height="1.27cm" svg:x="17.7cm" svg:y="3.6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572cm" svg:height="1.27cm" svg:x="15.527cm" svg:y="15.429cm">
          <text:p text:style-name="P1"><text:span text:style-name="T1">xivo-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572cm" svg:height="1.27cm" svg:x="24.679cm" svg:y="15.429cm"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72cm" svg:height="1.27cm" svg:x="7.028cm" svg:y="12.33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6.999cm" svg:y="9.8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6.999cm" svg:y="6.4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7.027cm" svg:y="8.0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lue-point draw:id="4" svg:x="-4.299cm" svg:y="5.001cm"/>
          <draw:glue-point draw:id="5" svg:x="-5cm" svg:y="-3.805cm"/>
          <draw:glue-point draw:id="6" svg:x="-2.593cm" svg:y="-4.85cm"/>
          <draw:glue-point draw:id="7" svg:x="1.287cm" svg:y="-5cm"/>
          <draw:glue-point draw:id="8" svg:x="-2.149cm" svg:y="-4.85cm"/>
          <draw:glue-point draw:id="9" svg:x="-5cm" svg:y="1.417cm"/>
          <draw:glue-point draw:id="10" svg:x="-5cm" svg:y="-1.268cm"/>
          <draw:glue-point draw:id="11" svg:x="0cm" svg:y="-2.549cm" draw:align="left" draw:escape-direction="left"/>
          <draw:glue-point draw:id="12" svg:x="-5cm" svg:y="4.104cm"/>
          <draw:glue-point draw:id="13" svg:x="-5cm" svg:y="0.97cm"/>
          <draw:glue-point draw:id="14" svg:x="-5cm" svg:y="4.253cm"/>
          <draw:glue-point draw:id="15" svg:x="-1.624cm" svg:y="-5.001cm"/>
          <draw:glue-point draw:id="16" svg:x="1.159cm" svg:y="-5.001cm"/>
          <draw:custom-shape draw:style-name="gr4" draw:text-style-name="P3" draw:layer="layout" svg:width="8.978cm" svg:height="6.6cm" svg:x="13.17cm" svg:y="6.24cm">
            <text:p text:style-name="P1"><text:span text:style-name="T2">ASTERIS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97cm" svg:height="6.545cm" svg:x="13.169cm" svg:y="6.263cm">
            <text:p text:style-name="P1">AM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1.93cm" svg:height="6.551cm" svg:x="20.217cm" svg:y="6.263cm">
            <text:p text:style-name="P1">CL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.8cm" svg:height="1cm" svg:x="17.299cm" svg:y="6.244cm">
            <text:p text:style-name="P1">CONFIG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2" xml:id="id11" draw:id="id11" draw:layer="layout" svg:width="4.572cm" svg:height="1.27cm" svg:x="12.727cm" svg:y="3.729cm">
          <draw:glue-point draw:id="4" svg:x="-2.434cm" svg:y="-5.007cm"/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872cm" svg:height="1.27cm" svg:x="1.3cm" svg:y="8.0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6cm" svg:height="1.27cm" svg:x="15.5cm" svg:y="17.529cm">
          <text:p text:style-name="P1"><text:span text:style-name="T1">xivo-d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s" svg:x1="13.169cm" svg:y1="10.475cm" svg:x2="11.571cm" svg:y2="10.482cm" draw:start-shape="id1" draw:start-glue-point="9" draw:end-shape="id2" draw:end-glue-point="1" svg:d="M13169 10475h-501l-595 7h-502" svg:viewBox="0 0 1599 8">
          <text:p/>
        </draw:connector>
        <draw:connector draw:style-name="gr7" draw:text-style-name="P5" draw:layer="layout" draw:type="lines" svg:x1="13.169cm" svg:y1="8.704cm" svg:x2="11.599cm" svg:y2="8.712cm" draw:start-shape="id1" draw:start-glue-point="10" draw:end-shape="id3" draw:end-glue-point="1" svg:d="M13169 8704h-501l-567 8h-502" svg:viewBox="0 0 1571 9">
          <text:p/>
        </draw:connector>
        <draw:connector draw:style-name="gr8" draw:text-style-name="P5" draw:layer="layout" draw:type="lines" svg:x1="13.169cm" svg:y1="7.029cm" svg:x2="11.571cm" svg:y2="7.036cm" draw:start-shape="id1" draw:start-glue-point="5" draw:end-shape="id4" draw:end-glue-point="1" svg:d="M13169 7029h-501l-595 7h-502" svg:viewBox="0 0 1599 8">
          <text:p/>
        </draw:connector>
        <draw:connector draw:style-name="gr8" draw:text-style-name="P5" draw:layer="layout" draw:type="lines" draw:line-skew="-0.568cm" svg:x1="13.169cm" svg:y1="12.346cm" svg:x2="11.6cm" svg:y2="12.965cm" draw:start-shape="id1" draw:start-glue-point="14" draw:end-shape="id5" draw:end-glue-point="1" svg:d="M13169 12346h-1069l2 619h-502" svg:viewBox="0 0 1570 620">
          <text:p/>
        </draw:connector>
        <draw:connector draw:style-name="gr9" draw:text-style-name="P5" draw:layer="layout" svg:x1="7.027cm" svg:y1="8.712cm" svg:x2="6.172cm" svg:y2="8.664cm" draw:start-shape="id3" draw:start-glue-point="3" draw:end-shape="id6" draw:end-glue-point="1" svg:d="M7027 8712h-427v-48h-428" svg:viewBox="0 0 856 49">
          <text:p/>
        </draw:connector>
        <draw:connector draw:style-name="gr10" draw:text-style-name="P5" draw:layer="layout" draw:type="lines" draw:line-skew="0.002cm" svg:x1="6.999cm" svg:y1="7.036cm" svg:x2="7.001cm" svg:y2="10.101cm" draw:start-shape="id4" draw:start-glue-point="3" draw:end-shape="id2" draw:end-glue-point="7" svg:d="M6999 7036h-499l-2 3065h503" svg:viewBox="0 0 504 3066">
          <text:p/>
        </draw:connector>
        <draw:connector draw:style-name="gr11" draw:text-style-name="P5" draw:layer="layout" svg:x1="10.362cm" svg:y1="11.117cm" svg:x2="8.12cm" svg:y2="11.117cm" draw:start-shape="id2" draw:start-glue-point="4" draw:end-shape="id2" draw:end-glue-point="5" svg:d="M10362 11117v502h-2242v-502" svg:viewBox="0 0 2243 503">
          <text:p/>
        </draw:connector>
        <draw:connector draw:style-name="gr12" draw:text-style-name="P5" draw:layer="layout" svg:x1="15.527cm" svg:y1="16.064cm" svg:x2="9.314cm" svg:y2="13.6cm" draw:start-shape="id7" draw:start-glue-point="3" draw:end-shape="id5" draw:end-glue-point="2" svg:d="M15527 16064h-6213v-2464" svg:viewBox="0 0 6214 2465">
          <text:p/>
        </draw:connector>
        <draw:connector draw:style-name="gr12" draw:text-style-name="P5" draw:layer="layout" draw:line-skew="1.949cm" svg:x1="17.813cm" svg:y1="15.429cm" svg:x2="25.885cm" svg:y2="10.169cm" draw:start-shape="id7" draw:start-glue-point="0" draw:end-shape="id8" draw:end-glue-point="2" svg:d="M17813 15429v-680h8072v-4580" svg:viewBox="0 0 8073 5261">
          <text:p/>
        </draw:connector>
        <draw:connector draw:style-name="gr12" draw:text-style-name="P5" draw:layer="layout" draw:line-skew="0.099cm" svg:x1="26.965cm" svg:y1="16.699cm" svg:x2="7.801cm" svg:y2="13.6cm" draw:start-shape="id9" draw:start-glue-point="2" draw:end-shape="id5" draw:end-glue-point="4" svg:d="M26965 16699v601h-19164v-3700" svg:viewBox="0 0 19165 3701">
          <text:p/>
        </draw:connector>
        <draw:connector draw:style-name="gr12" draw:text-style-name="P5" draw:layer="layout" svg:x1="17.8cm" svg:y1="17.529cm" svg:x2="17.813cm" svg:y2="16.699cm" draw:start-shape="id10" draw:start-glue-point="0" draw:end-shape="id7" draw:end-glue-point="2" svg:d="M17800 17529v-414h13v-416" svg:viewBox="0 0 14 831">
          <text:p/>
        </draw:connector>
        <draw:connector draw:style-name="gr12" draw:text-style-name="P5" draw:layer="layout" svg:x1="24.679cm" svg:y1="16.064cm" svg:x2="20.099cm" svg:y2="16.064cm" draw:start-shape="id9" draw:start-glue-point="3" draw:end-shape="id7" draw:end-glue-point="1" svg:d="M24679 16064h-4580" svg:viewBox="0 0 4581 1">
          <text:p/>
        </draw:connector>
        <draw:connector draw:style-name="gr12" draw:text-style-name="P5" draw:layer="layout" draw:line-skew="0cm 0.347cm" svg:x1="15.013cm" svg:y1="3.729cm" svg:x2="29.251cm" svg:y2="16.064cm" draw:start-shape="id11" draw:start-glue-point="0" draw:end-shape="id9" draw:end-glue-point="1" svg:d="M15013 3729v-501h15087v12836h-849" svg:viewBox="0 0 15088 12837">
          <text:p/>
        </draw:connector>
        <draw:connector draw:style-name="gr7" draw:text-style-name="P5" draw:layer="layout" svg:x1="20.099cm" svg:y1="4.969cm" svg:x2="18.698cm" svg:y2="6.24cm" draw:start-shape="id12" draw:start-glue-point="2" draw:end-shape="id1" draw:end-glue-point="16" svg:d="M20099 4969v636h-1401v635" svg:viewBox="0 0 1402 1272">
          <text:p/>
        </draw:connector>
        <draw:connector draw:style-name="gr7" draw:text-style-name="P5" draw:layer="layout" svg:x1="16.2cm" svg:y1="6.24cm" svg:x2="15.013cm" svg:y2="4.999cm" draw:start-shape="id1" draw:start-glue-point="15" draw:end-shape="id11" svg:d="M16200 6240v-620h-1187v-621" svg:viewBox="0 0 1188 1242">
          <text:p/>
        </draw:connector>
        <draw:connector draw:style-name="gr13" draw:text-style-name="P5" draw:layer="layout" svg:x1="12.727cm" svg:y1="4.364cm" svg:x2="9.285cm" svg:y2="6.401cm" draw:start-shape="id11" draw:start-glue-point="3" draw:end-shape="id4" draw:end-glue-point="0" svg:d="M12727 4364h-3442v2037" svg:viewBox="0 0 3443 2038">
          <text:p/>
        </draw:connector>
        <draw:connector draw:style-name="gr11" draw:text-style-name="P5" draw:layer="layout" draw:line-skew="-3.3cm" svg:x1="25.885cm" svg:y1="8.899cm" svg:x2="8.2cm" svg:y2="6.401cm" draw:start-shape="id8" draw:start-glue-point="0" draw:end-shape="id4" draw:end-glue-point="4" svg:d="M25885 8899v-6299h-17685v3801" svg:viewBox="0 0 17686 6300">
          <text:p/>
        </draw:connector>
        <draw:connector draw:style-name="gr7" draw:text-style-name="P5" draw:layer="layout" draw:type="lines" svg:x1="23.599cm" svg:y1="9.534cm" svg:x2="22.148cm" svg:y2="9.54cm" draw:start-shape="id8" draw:start-glue-point="3" draw:end-shape="id1" draw:end-glue-point="1" svg:d="M23599 9534h-501l-449 6h-501" svg:viewBox="0 0 1452 7">
          <text:p/>
        </draw:connector>
        <draw:connector draw:style-name="gr12" draw:text-style-name="P5" draw:layer="layout" svg:x1="26.965cm" svg:y1="15.429cm" svg:x2="26.97cm" svg:y2="10.169cm" draw:start-shape="id9" draw:start-glue-point="0" draw:end-shape="id8" draw:end-glue-point="4" svg:d="M26965 15429v-2629h5v-2631" svg:viewBox="0 0 6 5261">
          <text:p/>
        </draw:connector>
        <draw:connector draw:style-name="gr7" draw:text-style-name="P5" draw:layer="layout" draw:line-skew="2.781cm -0.398cm" svg:x1="24.4cm" svg:y1="10.169cm" svg:x2="7.001cm" svg:y2="10.799cm" draw:start-shape="id8" draw:start-glue-point="5" draw:end-shape="id2" draw:end-glue-point="6" svg:d="M24400 10169v4231h-18300v-3601h901" svg:viewBox="0 0 18301 4232">
          <text:p/>
        </draw:connector>
        <draw:connector draw:style-name="gr12" draw:text-style-name="P5" draw:layer="layout" draw:line-skew="-0.798cm" svg:x1="6.999cm" svg:y1="10.482cm" svg:x2="15.5cm" svg:y2="18.164cm" draw:start-shape="id2" draw:start-glue-point="3" draw:end-shape="id10" draw:end-glue-point="3" svg:d="M6999 10482h-1299v7682h9800" svg:viewBox="0 0 9801 7683">
          <text:p/>
        </draw:connector>
        <draw:connector draw:style-name="gr12" draw:text-style-name="P5" draw:layer="layout" draw:line-skew="0.381cm" svg:x1="10.899cm" svg:y1="11.117cm" svg:x2="7.601cm" svg:y2="11.117cm" draw:start-shape="id2" draw:start-glue-point="8" draw:end-shape="id2" draw:end-glue-point="9" svg:d="M10899 11117v883h-3298v-883" svg:viewBox="0 0 3299 884">
          <text:p/>
        </draw:connector>
        <draw:custom-shape draw:style-name="gr14" draw:text-style-name="P2" draw:layer="layout" svg:width="4.6cm" svg:height="1.27cm" svg:x="1.6cm" svg:y="21.5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3cm" svg:height="0.4cm" svg:x="19.6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28.7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11.1cm" svg:y="10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5.7cm" svg:y="8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22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11.1cm" svg:y="7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2" draw:layer="layout" svg:width="5.072cm" svg:height="1.27cm" svg:x="2cm" svg:y="1.3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2cm" svg:y="2.9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3cm" svg:height="0.4cm" svg:x="6.7cm" svg:y="3.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6.7cm" svg:y="2.1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16.8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19.6cm" svg:y="12.3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7" draw:text-style-name="P8" draw:layer="layout" svg:width="5.58cm" svg:height="4.03cm" svg:x="24.9cm" svg:y="19cm">
            <text:p text:style-name="P7"><text:span text:style-name="T3">BUS</text:span></text:p>
            <text:p text:style-name="P7"><text:span text:style-name="T4">HTTP(S)</text:span></text:p>
            <text:p text:style-name="P7"><text:span text:style-name="T5">OTHERS</text:span></text:p>
            <text:p text:style-name="P7"><text:span text:style-name="T4"><text:s text:c="5"/></text:span><text:span text:style-name="T6">Uses DB</text:span></text:p>
            <text:p text:style-name="P7"><text:span text:style-name="T7">KV</text:span><text:span text:style-name="T4"> </text:span><text:span text:style-name="T8">Uses key-value DB</text:span></text:p>
            <text:p text:style-name="P7"><text:span text:style-name="T9">XA</text:span><text:span text:style-name="T8"> Uses xivo-aut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" draw:text-style-name="P6" draw:layer="layout" svg:width="0.408cm" svg:height="0.567cm" svg:x="25.2cm" svg:y="21.102cm">
            <text:p/>
            <draw:enhanced-geometry svg:viewBox="0 0 88 21600" draw:mirror-horizontal="false" draw:mirror-vertical="false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9" draw:text-style-name="P6" draw:layer="layout" svg:width="0.3cm" svg:height="0.4cm" svg:x="5.769cm" svg:y="22.23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0" draw:text-style-name="P9" draw:layer="layout" svg:width="1.018cm" svg:height="0.692cm" svg:x="5.282cm" svg:y="21.6cm">
          <draw:text-box>
            <text:p><text:span text:style-name="T10">KV</text:span></text:p>
          </draw:text-box>
        </draw:frame>
        <draw:frame draw:style-name="gr20" draw:text-style-name="P9" draw:layer="layout" svg:width="1.018cm" svg:height="0.692cm" svg:x="19.182cm" svg:y="17.508cm">
          <draw:text-box>
            <text:p><text:span text:style-name="T10">KV</text:span></text:p>
          </draw:text-box>
        </draw:frame>
        <draw:custom-shape draw:style-name="gr21" draw:text-style-name="P2" xml:id="id13" draw:id="id13" draw:layer="layout" svg:width="5cm" svg:height="1.27cm" svg:x="15.3cm" svg:y="19.865cm">
          <text:p text:style-name="P1"><text:span text:style-name="T1">xivo-dird-phon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7.8cm" svg:y1="19.865cm" svg:x2="17.8cm" svg:y2="18.799cm" draw:start-shape="id13" draw:start-glue-point="0" draw:end-shape="id10" draw:end-glue-point="2" svg:d="M17800 19865v-1066" svg:viewBox="0 0 1 1067">
          <text:p/>
        </draw:connector>
        <draw:frame draw:style-name="gr22" draw:text-style-name="P10" draw:layer="layout" svg:width="1.018cm" svg:height="0.692cm" svg:x="15.4cm" svg:y="17.5cm">
          <draw:text-box>
            <text:p><text:span text:style-name="T11">XA</text:span></text:p>
          </draw:text-box>
        </draw:frame>
        <draw:frame draw:style-name="gr22" draw:text-style-name="P10" draw:layer="layout" svg:width="1.018cm" svg:height="0.692cm" svg:x="15.219cm" svg:y="19.8cm">
          <draw:text-box>
            <text:p><text:span text:style-name="T11">XA</text:span></text:p>
          </draw:text-box>
        </draw:frame>
        <draw:frame draw:style-name="gr22" draw:text-style-name="P10" draw:layer="layout" svg:width="1.018cm" svg:height="0.692cm" svg:x="6.884cm" svg:y="9.806cm">
          <draw:text-box>
            <text:p><text:span text:style-name="T11">XA</text:span></text:p>
          </draw:text-box>
        </draw:frame>
        <draw:frame draw:style-name="gr22" draw:text-style-name="P10" draw:layer="layout" svg:width="1.018cm" svg:height="0.692cm" svg:x="15.376cm" svg:y="15.349cm">
          <draw:text-box>
            <text:p><text:span text:style-name="T11">XA</text:span></text:p>
          </draw:text-box>
        </draw:frame>
        <draw:frame draw:style-name="gr22" draw:text-style-name="P10" draw:layer="layout" svg:width="1.018cm" svg:height="0.692cm" svg:x="12.579cm" svg:y="3.681cm">
          <draw:text-box>
            <text:p><text:span text:style-name="T11">XA</text:span></text:p>
          </draw:text-box>
        </draw:frame>
        <draw:frame draw:style-name="gr22" draw:text-style-name="P10" draw:layer="layout" svg:width="1.018cm" svg:height="0.692cm" svg:x="6.958cm" svg:y="7.952cm">
          <draw:text-box>
            <text:p><text:span text:style-name="T11">XA</text:span></text:p>
          </draw:text-box>
        </draw:frame>
        <draw:connector draw:style-name="gr12" draw:text-style-name="P5" draw:layer="layout" draw:line-skew="-0.228cm 9.898cm" svg:x1="13.901cm" svg:y1="3.729cm" svg:x2="20.1cm" svg:y2="18.164cm" draw:start-shape="id11" draw:start-glue-point="4" draw:end-shape="id10" draw:end-glue-point="1" svg:d="M13901 3729v-729h16599v15164h-10400" svg:viewBox="0 0 16600 151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5-11-20T16:08:45.118280868</dc:date>
    <meta:editing-duration>PT16H51M12S</meta:editing-duration>
    <meta:editing-cycles>24</meta:editing-cycles>
    <meta:generator>LibreOffice/4.4.6.3$Linux_X86_64 LibreOffice_project/40m0$Build-3</meta:generator>
    <meta:document-statistic meta:object-count="6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